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officeooo:rsid="0020dcce"/>
    </style:style>
    <style:style style:name="P2" style:family="paragraph" style:parent-style-name="List_20_1" style:list-style-name="WWNum1"/>
    <style:style style:name="P3" style:family="paragraph" style:parent-style-name="List_20_1" style:list-style-name="WWNum1">
      <style:text-properties officeooo:paragraph-rsid="0020dcce"/>
    </style:style>
    <style:style style:name="P4" style:family="paragraph" style:parent-style-name="List_20_1" style:list-style-name="WWNum1">
      <style:text-properties officeooo:rsid="0020dcce"/>
    </style:style>
    <style:style style:name="P5" style:family="paragraph" style:parent-style-name="List_20_1" style:list-style-name="WWNum1">
      <style:text-properties officeooo:rsid="0020dcce" officeooo:paragraph-rsid="0020dcce"/>
    </style:style>
    <style:style style:name="P6" style:family="paragraph" style:parent-style-name="List_20_1" style:list-style-name="WWNum1">
      <style:text-properties officeooo:rsid="002753c4" officeooo:paragraph-rsid="002753c4"/>
    </style:style>
    <style:style style:name="T1" style:family="text">
      <style:text-properties officeooo:rsid="001e479f"/>
    </style:style>
    <style:style style:name="T2" style:family="text">
      <style:text-properties officeooo:rsid="0020dcce"/>
    </style:style>
    <style:style style:name="T3" style:family="text">
      <style:text-properties officeooo:rsid="0023417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753c4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hier des Charges - Application de Jobdating</text:p>
      <text:h text:style-name="Heading_20_1" text:outline-level="1">1. Introduction</text:h>
      <text:p text:style-name="Standard">L'application de jobdating vise à faciliter <text:span text:style-name="T1">l’éfficacité de </text:span>la mise en relation entre les demandeurs d'emploi et les recruteurs à travers une plateforme numérique conviviale et efficace.</text:p>
      <text:h text:style-name="Heading_20_1" text:outline-level="1">2. Objectifs</text:h>
      <text:list text:style-name="WWNum1">
        <text:list-header>
          <text:p text:style-name="P2"/>
          <text:p text:style-name="P6">Fluidifier la mise en place des entretiens entre les differentes entreprises et les candidats, à travers une application de Jobdating.</text:p>
        </text:list-header>
      </text:list>
      <text:h text:style-name="Heading_20_1" text:outline-level="1">3. Fonctionnalités Principales</text:h>
      <text:h text:style-name="Heading_20_2" text:outline-level="2">3.1 Profils Utilisateurs</text:h>
      <text:list text:continue-numbering="true" text:style-name="WWNum1">
        <text:list-item>
          <text:p text:style-name="P2">Création de compte et gestion de profil.</text:p>
        </text:list-item>
      </text:list>
      <text:h text:style-name="Heading_20_2" text:outline-level="2">3.2 Fonctionnalités pour les Demandeurs d'Emploi</text:h>
      <text:list text:continue-numbering="true" text:style-name="WWNum1">
        <text:list-item>
          <text:p text:style-name="P2">Inscription et participation à des sessions de jobdating.</text:p>
        </text:list-item>
        <text:list-item>
          <text:p text:style-name="P2">Suivi des <text:span text:style-name="T5">planning</text:span> et des <text:span text:style-name="T5">disponibilitées</text:span> des recruteurs.</text:p>
          <text:p text:style-name="P2"/>
        </text:list-item>
      </text:list>
      <text:h text:style-name="Heading_20_2" text:outline-level="2">3.3 Fonctionnalités pour les Recruteurs</text:h>
      <text:list text:continue-numbering="true" text:style-name="WWNum1">
        <text:list-item>
          <text:p text:style-name="P2"><text:span text:style-name="T5">Suivi du planning</text:span> et gestion des <text:span text:style-name="T5">disponibilitées</text:span></text:p>
        </text:list-item>
      </text:list>
      <text:h text:style-name="Heading_20_2" text:outline-level="2">3.4 Fonctionnalités Communes</text:h>
      <text:list text:continue-numbering="true" text:style-name="WWNum1">
        <text:list-item>
          <text:p text:style-name="P2">Notifications en temps réel pour les mises à jour d'événements.</text:p>
        </text:list-item>
        <text:list-item>
          <text:p text:style-name="P2">Outils de gestion de calendrier pour la planification d'entretiens.</text:p>
        </text:list-item>
      </text:list>
      <text:h text:style-name="Heading_20_1" text:outline-level="1">4. Exigences Techniques</text:h>
      <text:list text:continue-numbering="true" text:style-name="WWNum1">
        <text:list-item>
          <text:p text:style-name="P2">Plateforme (Android).</text:p>
          <text:p text:style-name="P2"/>
        </text:list-item>
        <text:list-item>
          <text:p text:style-name="P2">Interface utilisateur intuitive.</text:p>
          <text:p text:style-name="P2"/>
        </text:list-item>
        <text:list-item>
          <text:p text:style-name="P2">Intégration <text:span text:style-name="T3">d’une base de données</text:span> pour la gestion des données <text:span text:style-name="T3">utilisateurs</text:span>.</text:p>
        </text:list-item>
      </text:list>
      <text:h text:style-name="Heading_20_1" text:outline-level="1"><text:soft-page-break/>5. Contraintes</text:h>
      <text:list text:continue-numbering="true" text:style-name="WWNum1">
        <text:list-header>
          <text:p text:style-name="P2"/>
        </text:list-header>
        <text:list-item>
          <text:p text:style-name="P2">Développement <text:span text:style-name="T6">évolutif</text:span> pour intégrer de nouvelles fonctionnalités et améliorations.</text:p>
        </text:list-item>
      </text:list>
      <text:h text:style-name="Heading_20_1" text:outline-level="1">6. Livrables Attendu<text:span text:style-name="T2">s </text:span><text:span text:style-name="T5">et Echéancier </text:span></text:h>
      <text:list text:continue-numbering="true" text:style-name="WWNum1">
        <text:list-item>
          <text:p text:style-name="P4">1er version attendu le 20 mai </text:p>
          <text:p text:style-name="P2"/>
        </text:list-item>
        <text:list-item>
          <text:p text:style-name="P5">2eme version le 8 juin</text:p>
          <text:p text:style-name="P5"/>
        </text:list-item>
        <text:list-item>
          <text:p text:style-name="P3">Application complète avec documentation technique détaillée.</text:p>
          <text:p text:style-name="P2"/>
          <text:p text:style-name="P2"/>
        </text:list-item>
      </text:list>
      <text:h text:style-name="P1" text:outline-level="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7</meta:editing-cycles>
    <meta:creation-date>2013-12-23T23:15:00</meta:creation-date>
    <dc:date>2025-05-06T23:34:38.894000000</dc:date>
    <meta:editing-duration>PT7H46M23S</meta:editing-duration>
    <meta:generator>LibreOffice/7.6.4.1$Windows_X86_64 LibreOffice_project/e19e193f88cd6c0525a17fb7a176ed8e6a3e2aa1</meta:generator>
    <meta:document-statistic meta:table-count="0" meta:image-count="0" meta:object-count="0" meta:page-count="2" meta:paragraph-count="35" meta:word-count="202" meta:character-count="1312" meta:non-whitespace-character-count="1157"/>
    <meta:user-defined meta:name="AppVersion">14.0000</meta:user-defined>
    <meta:template xlink:type="simple" xlink:actuate="onRequest" xlink:title="Normal.dotm" xlink:href=""/>
  </office:meta>
</office:document-meta>
</file>